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259f1" loext:opacity="100%" fo:font-size="24pt" fo:font-weight="bold" style:font-size-asian="24pt" style:font-weight-asian="bold" style:font-size-complex="24pt" style:font-weight-complex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Text_20_body" style:list-style-name="L6"/>
    <style:style style:name="P8" style:family="paragraph" style:parent-style-name="Text_20_body" style:list-style-name="L7"/>
    <style:style style:name="P9" style:family="paragraph" style:parent-style-name="Text_20_body" style:list-style-name="L8"/>
    <style:style style:name="P10" style:family="paragraph" style:parent-style-name="Text_20_body" style:list-style-name="L9"/>
    <style:style style:name="P11" style:family="paragraph" style:parent-style-name="Text_20_body" style:list-style-name="L10"/>
    <style:style style:name="P12" style:family="paragraph" style:parent-style-name="Text_20_body" style:list-style-name="L11"/>
    <style:style style:name="P13" style:family="paragraph" style:parent-style-name="Text_20_body" style:list-style-name="L12"/>
    <style:style style:name="P14" style:family="paragraph" style:parent-style-name="Text_20_body" style:list-style-name="L13"/>
    <style:style style:name="P15" style:family="paragraph" style:parent-style-name="Text_20_body" style:list-style-name="L14"/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I2C_Lab_328P_Com_Proteus_8.9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2" text:outline-level="2">O que esse projeto faz</text:h>
      <text:p text:style-name="Text_20_body">Ele cria um <text:span text:style-name="Strong_20_Emphasis">laboratório I2C</text:span> com um único barramento (SDA/SCL) e <text:span text:style-name="Strong_20_Emphasis">dois dispositivos</text:span>:</text:p>
      <text:list text:style-name="L1">
        <text:list-item>
          <text:p text:style-name="P2"><text:span text:style-name="Strong_20_Emphasis">DS1307 (RTC)</text:span></text:p>
        </text:list-item>
      </text:list>
      <text:list text:style-name="L2">
        <text:list-item>
          <text:p text:style-name="P3">Guarda hora e data internamente.</text:p>
        </text:list-item>
        <text:list-item>
          <text:p text:style-name="P3">Você pode <text:span text:style-name="Strong_20_Emphasis">gravar</text:span> hora/data (no boot) e depois <text:span text:style-name="Strong_20_Emphasis">ler</text:span> continuamente.</text:p>
        </text:list-item>
      </text:list>
      <text:list text:style-name="L3">
        <text:list-item>
          <text:p text:style-name="P4"><text:span text:style-name="Strong_20_Emphasis">PCF8574 (expansor I/O)</text:span> usado como “ponte” pro <text:span text:style-name="Strong_20_Emphasis">LCD 20x4</text:span></text:p>
        </text:list-item>
      </text:list>
      <text:list text:style-name="L4">
        <text:list-item>
          <text:p text:style-name="P5">O LCD não fala I2C direto.</text:p>
        </text:list-item>
        <text:list-item>
          <text:p text:style-name="P5">O PCF8574 recebe 1 byte via I2C e vira sinais paralelos (RS, E, D4..D7, etc.)</text:p>
        </text:list-item>
      </text:list>
      <text:p text:style-name="Text_20_body">Resultado: o ATmega328P conversa por I2C com os dois, e mostra hora/data no display (quando habilitado).</text:p>
      <text:p text:style-name="Horizontal_20_Line"/>
      <text:h text:style-name="Heading_20_2" text:outline-level="2">O que você aprende de I2C aqui (na prática)</text:h>
      <text:h text:style-name="Heading_20_3" text:outline-level="3">1) Endereço 7-bit vs 8-bit (muita gente se confunde)</text:h>
      <text:list text:style-name="L5">
        <text:list-item>
          <text:p text:style-name="P6">DS1307: <text:span text:style-name="Strong_20_Emphasis">0x68</text:span> (7-bit)</text:p>
          <text:list>
            <text:list-item>
              <text:p text:style-name="P6">Write: <text:span text:style-name="Strong_20_Emphasis">0xD0</text:span></text:p>
            </text:list-item>
            <text:list-item>
              <text:p text:style-name="P6">Read: <text:span text:style-name="Strong_20_Emphasis">0xD1</text:span></text:p>
            </text:list-item>
          </text:list>
        </text:list-item>
      </text:list>
      <text:p text:style-name="Text_20_body">Isso apareceu no teu analisador: <text:span text:style-name="Source_20_Text">D0</text:span> e <text:span text:style-name="Source_20_Text">D1</text:span>.</text:p>
      <text:h text:style-name="Heading_20_3" text:outline-level="3">2) Fluxo de ESCRITA no DS1307</text:h>
      <text:p text:style-name="Text_20_body">A sequência é sempre:</text:p>
      <text:list text:style-name="L6">
        <text:list-item>
          <text:p text:style-name="P7">START</text:p>
        </text:list-item>
        <text:list-item>
          <text:p text:style-name="P7">SLA+W</text:p>
        </text:list-item>
        <text:list-item>
          <text:p text:style-name="P7">Reg (ponteiro)</text:p>
        </text:list-item>
        <text:list-item>
          <text:p text:style-name="P7">Dados...</text:p>
        </text:list-item>
        <text:list-item>
          <text:p text:style-name="P7"><text:soft-page-break/>STOP</text:p>
        </text:list-item>
      </text:list>
      <text:p text:style-name="Text_20_body">No log:<text:line-break/><text:span text:style-name="Source_20_Text">S D0 A 00 A ... P</text:span></text:p>
      <text:h text:style-name="Heading_20_3" text:outline-level="3">3) Fluxo de LEITURA (com Repeated Start)</text:h>
      <text:p text:style-name="Text_20_body">Pra ler registradores “internos” do DS1307 você faz:</text:p>
      <text:list text:style-name="L7">
        <text:list-item>
          <text:p text:style-name="P8">START</text:p>
        </text:list-item>
        <text:list-item>
          <text:p text:style-name="P8">SLA+W</text:p>
        </text:list-item>
        <text:list-item>
          <text:p text:style-name="P8">Reg (ponteiro)</text:p>
        </text:list-item>
        <text:list-item>
          <text:p text:style-name="P8">Repeated START</text:p>
        </text:list-item>
        <text:list-item>
          <text:p text:style-name="P8">SLA+R</text:p>
        </text:list-item>
        <text:list-item>
          <text:p text:style-name="P8">Lê bytes...</text:p>
        </text:list-item>
        <text:list-item>
          <text:p text:style-name="P8">NACK no último</text:p>
        </text:list-item>
        <text:list-item>
          <text:p text:style-name="P8">STOP</text:p>
        </text:list-item>
      </text:list>
      <text:p text:style-name="Text_20_body">No log:<text:line-break/><text:span text:style-name="Source_20_Text">S D0 A 00 A Sr D1 A ... N P</text:span></text:p>
      <text:p text:style-name="Text_20_body">✅ Esse “Sr” é uma das coisas mais importantes pra entender.</text:p>
      <text:p text:style-name="Horizontal_20_Line"/>
      <text:h text:style-name="Heading_20_2" text:outline-level="2">Como o código está organizado (didático)</text:h>
      <text:h text:style-name="Heading_20_3" text:outline-level="3"><text:span text:style-name="Source_20_Text">twi.c / twi.h</text:span> (camada I2C baixa)</text:h>
      <text:p text:style-name="Text_20_body">Aqui ficam as rotinas “cruas”:</text:p>
      <text:list text:style-name="L8">
        <text:list-item>
          <text:p text:style-name="P9"><text:span text:style-name="Source_20_Text">twi_start(addr, read)</text:span></text:p>
        </text:list-item>
        <text:list-item>
          <text:p text:style-name="P9"><text:span text:style-name="Source_20_Text">twi_write(byte)</text:span></text:p>
        </text:list-item>
        <text:list-item>
          <text:p text:style-name="P9"><text:span text:style-name="Source_20_Text">twi_read_ack()</text:span> / <text:span text:style-name="Source_20_Text">twi_read_nack()</text:span></text:p>
        </text:list-item>
        <text:list-item>
          <text:p text:style-name="P9"><text:span text:style-name="Source_20_Text">twi_stop()</text:span></text:p>
        </text:list-item>
        <text:list-item>
          <text:p text:style-name="P9"><text:span text:style-name="Source_20_Text">twi_status()</text:span> (te dá o status 0x18, 0x28, 0x40, etc.)</text:p>
        </text:list-item>
      </text:list>
      <text:p text:style-name="Text_20_body"><text:span text:style-name="Strong_20_Emphasis">Essa é a parte que realmente ensina I2C</text:span> porque ela mexe direto nos registradores:</text:p>
      <text:list text:style-name="L9">
        <text:list-item>
          <text:p text:style-name="P10"><text:span text:style-name="Source_20_Text">TWCR</text:span>, <text:span text:style-name="Source_20_Text">TWDR</text:span>, <text:span text:style-name="Source_20_Text">TWSR</text:span>, <text:span text:style-name="Source_20_Text">TWBR</text:span></text:p>
        </text:list-item>
      </text:list>
      <text:h text:style-name="Heading_20_3" text:outline-level="3"><text:span text:style-name="Source_20_Text">ds1307.c / ds1307.h</text:span> (camada “média”)</text:h>
      <text:p text:style-name="Text_20_body">Aqui você já trabalha com algo humano:</text:p>
      <text:list text:style-name="L10">
        <text:list-item>
          <text:p text:style-name="P11"><text:span text:style-name="Source_20_Text">ds1307_set_datetime(&amp;dt)</text:span></text:p>
        </text:list-item>
        <text:list-item>
          <text:p text:style-name="P11"><text:span text:style-name="Source_20_Text">ds1307_read_datetime(&amp;dt)</text:span></text:p>
        </text:list-item>
      </text:list>
      <text:p text:style-name="Text_20_body"><text:soft-page-break/>Ele faz por baixo:</text:p>
      <text:list text:style-name="L11">
        <text:list-item>
          <text:p text:style-name="P12">aponta registrador 0x00</text:p>
        </text:list-item>
        <text:list-item>
          <text:p text:style-name="P12">escreve ou faz repeated start e lê</text:p>
        </text:list-item>
        <text:list-item>
          <text:p text:style-name="P12">converte BCD↔decimal</text:p>
        </text:list-item>
      </text:list>
      <text:h text:style-name="Heading_20_3" text:outline-level="3"><text:span text:style-name="Source_20_Text">lcd_pcf8574.c / .h</text:span> (camada “alta”)</text:h>
      <text:p text:style-name="Text_20_body">Aqui você <text:span text:style-name="Strong_20_Emphasis">não aprende tanto I2C</text:span>, mas aprende como um dispositivo I2C controla algo paralelo:</text:p>
      <text:list text:style-name="L12">
        <text:list-item>
          <text:p text:style-name="P13">manda bytes no PCF8574</text:p>
        </text:list-item>
        <text:list-item>
          <text:p text:style-name="P13">gera pulso no <text:span text:style-name="Source_20_Text">E</text:span></text:p>
        </text:list-item>
        <text:list-item>
          <text:p text:style-name="P13">manda nibble alto/baixo (4-bit)</text:p>
        </text:list-item>
      </text:list>
      <text:p text:style-name="Horizontal_20_Line"/>
      <text:h text:style-name="Heading_20_2" text:outline-level="2">“Mudar valores no soft”</text:h>
      <text:p text:style-name="Text_20_body">Isso é o bloco:</text:p>
      <text:list text:style-name="L13">
        <text:list-item>
          <text:p text:style-name="P14"><text:span text:style-name="Source_20_Text">SET_CLOCK_ON_BOOT</text:span></text:p>
        </text:list-item>
        <text:list-item>
          <text:p text:style-name="P14"><text:span text:style-name="Source_20_Text">SET_HOUR</text:span>, <text:span text:style-name="Source_20_Text">SET_MIN</text:span>, etc.</text:p>
        </text:list-item>
      </text:list>
      <text:p text:style-name="Text_20_body">Quando <text:span text:style-name="Source_20_Text">SET_CLOCK_ON_BOOT = 1</text:span>, ele <text:span text:style-name="Strong_20_Emphasis">grava no DS1307</text:span> logo ao iniciar (você viu isso no analisador).<text:line-break/>Quando <text:span text:style-name="Source_20_Text">=0</text:span>, ele só lê e mostra.</text:p>
      <text:p text:style-name="Horizontal_20_Line"/>
      <text:h text:style-name="Heading_20_2" text:outline-level="2">LCD_ENABLE (teste)</text:h>
      <text:p text:style-name="Text_20_body">Esse recurso existe pra você testar I2C/RTC sem “bagunçar” o barramento com o LCD.</text:p>
      <text:list text:style-name="L14">
        <text:list-item>
          <text:p text:style-name="P15"><text:span text:style-name="Source_20_Text">LCD_ENABLE 0</text:span> → nenhuma escrita no PCF8574 acontece</text:p>
        </text:list-item>
        <text:list-item>
          <text:p text:style-name="P15">seu analisador fica “limpo” só com DS1307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1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1T09:47:56.893590800</meta:creation-date>
    <dc:date>2026-01-01T09:49:28.362454100</dc:date>
    <meta:editing-duration>PT1M32S</meta:editing-duration>
    <meta:editing-cycles>1</meta:editing-cycles>
    <meta:generator>LibreOffice/25.2.7.2$Windows_X86_64 LibreOffice_project/5cbfd1ab6520636bb5f7b99185aa69bd7456825d</meta:generator>
    <meta:document-statistic meta:table-count="0" meta:image-count="0" meta:object-count="0" meta:page-count="3" meta:paragraph-count="68" meta:word-count="411" meta:character-count="2232" meta:non-whitespace-character-count="1929"/>
  </office:meta>
</office:document-meta>
</file>